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dcdcaa" style:font-name="Consolas" fo:font-size="10.5pt" fo:background-color="#1e1e1e"/>
    </style:style>
    <style:style style:name="T2" style:family="text">
      <style:text-properties fo:color="#d4d4d4" style:font-name="Consolas" fo:font-size="10.5pt" fo:background-color="#1e1e1e"/>
    </style:style>
    <style:style style:name="T3" style:family="text">
      <style:text-properties fo:color="#ce9178" style:font-name="Consolas" fo:font-size="10.5pt" fo:background-color="#1e1e1e"/>
    </style:style>
    <style:style style:name="T4" style:family="text">
      <style:text-properties fo:color="#569cd6" style:font-name="Consolas" fo:font-size="10.5pt" fo:background-color="#1e1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mfony Vendredi 26 avril </text:p>
      <text:p text:style-name="P2">Kevin  </text:p>
      <text:p text:style-name="P2"/>
      <text:p text:style-name="P1"/>
      <text:p text:style-name="P1">Création du projet :</text:p>
      <text:p text:style-name="P3"><text:span text:style-name="T1">symfony</text:span><text:span text:style-name="T2"> </text:span><text:span text:style-name="T3">new</text:span><text:span text:style-name="T2"> </text:span><text:span text:style-name="T4">--webapp</text:span><text:span text:style-name="T2"> </text:span><text:span text:style-name="T3">NomDossier</text:span></text:p>
      <text:p text:style-name="Standard">Mise à jour du fichier .env</text:p>
      <text:p text:style-name="Standard">commenter postgreSql</text:p>
      <text:p text:style-name="Standard">décommenter MySQL</text:p>
      <text:p text:style-name="Standard">utilisateur / mot de passe / nom de la BDD</text:p>
      <text:p text:style-name="Standard"/>
      <text:p text:style-name="P1">Création de la BDD :</text:p>
      <text:p text:style-name="Standard">pbc doctrine:database:create // d:d:c</text:p>
      <text:p text:style-name="Standard"/>
      <text:p text:style-name="P1">Création des entités :</text:p>
      <text:p text:style-name="Standard">Make:user</text:p>
      <text:p text:style-name="Standard">ajout des champs</text:p>
      <text:p text:style-name="Standard">make:entity (nom de l'entité)</text:p>
      <text:p text:style-name="Standard">ajout des champs</text:p>
      <text:p text:style-name="Standard"/>
      <text:p text:style-name="Standard">make :migration</text:p>
      <text:p text:style-name="Standard"/>
      <text:p text:style-name="Standard">pour modifier une entité :</text:p>
      <text:p text:style-name="Standard">aller dans le fichier de l'entité en question</text:p>
      <text:p text:style-name="Standard">faire les modifications</text:p>
      <text:p text:style-name="Standard">faire la migration</text:p>
      <text:p text:style-name="Standard"/>
      <text:p text:style-name="P1">Création des relations entre entités:</text:p>
      <text:p text:style-name="Standard">add field → relation (attention au nommage de la relation!)</text:p>
      <text:p text:style-name="Standard"/>
      <text:p text:style-name="Standard"/>
      <text:p text:style-name="P2">Faux controller pour mocker une API</text:p>
      <text:p text:style-name="P2"/>
      <text:p text:style-name="P4">pbc make:controller</text:p>
      <text:p text:style-name="P4">TravelController</text:p>
      <text:p text:style-name="P4">rajouter /api/nom du controller dans la route</text:p>
      <text:p text:style-name="P4">je construis mon json dans la fonction index()</text:p>
      <text:p text:style-name="P4">puis je retourne mon json</text:p>
      <text:p text:style-name="P4"/>
      <text:p text:style-name="P4">consommation du json en next.js</text:p>
      <text:p text:style-name="P4"/>
      <text:p text:style-name="P4">requete ajax /api/travel → réception du back-end appel la bdd, créé le json, et retourne le json</text:p>
      <text:p text:style-name="P4"/>
      <text:p text:style-name="P4">le controller api ne renvoie que du json dans ses fonctions</text:p>
      <text:p text:style-name="P4">exemple : /api/travels : renvoie tous les voyages en json</text:p>
      <text:p text:style-name="P4">pour l'admin, le controller affichera une vue en plus, lui permettant d'éditer les voyage</text:p>
      <text:p text:style-name="P4">on a pas besoin de renvoyer de vue côté api puisque celles ci seront créées en Next.</text:p>
      <text:p text:style-name="P4">Et elles seront remplies par la requête fetch effectuée.</text:p>
      <text:p text:style-name="P4"/>
      <text:p text:style-name="P2"/>
      <text:p text:style-name="P4"/>
      <text:p text:style-name="P4"/>
      <text:p text:style-name="P4"><text:soft-page-break/></text:p>
      <text:p text:style-name="P4">Question :</text:p>
      <text:p text:style-name="P4"/>
      <text:p text:style-name="P4">vaut il mieux faire un controller api unique et un controller admin unique</text:p>
      <text:p text:style-name="P4">si oui, que fait on des controller créé par défaut pour les entités en symfony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in Dugeay</meta:initial-creator>
    <meta:creation-date>2024-04-26T09:20:55.33</meta:creation-date>
    <meta:document-statistic meta:table-count="0" meta:image-count="0" meta:object-count="0" meta:page-count="2" meta:paragraph-count="38" meta:word-count="236" meta:character-count="1382"/>
    <dc:date>2024-04-26T10:53:12.53</dc:date>
    <dc:creator>Romain Dugeay</dc:creator>
    <meta:editing-duration>PT58S</meta:editing-duration>
    <meta:editing-cycles>1</meta:editing-cycles>
    <meta:generator>OpenOffice/4.1.15$Win32 OpenOffice.org_project/4115m2$Build-9813</meta:generator>
  </office:meta>
</office:document-meta>
</file>